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, after having gotten poor throughput yet again, and after having discussed today the fact that GPU's tend to have many processing elements, I decided to re-investigate the OpenCL programming model to re-access whether there may be something I am getting wrong, which there very much was.</text:p>
      <text:p text:style-name="Standard"/>
      <text:p text:style-name="Standard">From looking up a more visually illustrative discussion of the OpenCL programming model (<text:a xlink:type="simple" xlink:href="http://www.tapir.caltech.edu/~kboyds/OpenCL/opencl.pdf">http://www.tapir.caltech.edu/~kboyds/OpenCL/opencl.pdf</text:a>) and reading portions of the specification more carefully, it's clear to me that I was only utilizing a single processing element on each GPU core. <text:s/>I took Jiawen's advice and found a program for dumping information about the GPU hardware using a variety of OpenCL API calls (a.k.a. Clinfo). <text:s/>From this, it would appear that there are 256 processing elements on each GPU core. <text:s/>However, OpenCL further restricts me to using 80 processing elements, corresponding to “resource requirements of the [OpenCL AES] kernel (register usage etc.)”.</text:p>
      <text:p text:style-name="Standard"/>
      <text:p text:style-name="Standard">I used the results from the graph in my previous email to guide me in using an appropriate number of work groups (4, equal to the number of GPU cores). <text:s/>I then varied the size of each work-group from the minimum (1 processing element) up to the maximum (80 processing elements).</text:p>
      <text:p text:style-name="Standard"/>
      <text:p text:style-name="Standard">Refer to attached graph.</text:p>
      <text:p text:style-name="Standard"/>
      <text:p text:style-name="Standard">Summary:</text:p>
      <text:p text:style-name="Standard">From the graph, we can see that the maximum throughput achieved is 57719.41 bytes/ms (~ 55.05 MB/s) when using a global work-size of 4, with a local worksize (a.k.a work group size) of 50. <text:s/>Mind you, the maximum is nearly reached by the time we are using a local worksize of 20. <text:s/>I'm guessing this is related to caching behaviour, but I am not yet familiar with cache layout in GP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3-11-18T01:43:05</meta:creation-date>
    <dc:date>2013-11-18T22:40:09</dc:date>
    <dc:creator>James </dc:creator>
    <meta:editing-duration>PT1H51M58S</meta:editing-duration>
    <meta:editing-cycles>97</meta:editing-cycles>
    <meta:generator>LibreOffice/3.5$Linux_X86_64 LibreOffice_project/350m1$Build-2</meta:generator>
    <meta:document-statistic meta:table-count="0" meta:image-count="0" meta:object-count="0" meta:page-count="1" meta:paragraph-count="6" meta:word-count="274" meta:character-count="1665" meta:non-whitespace-character-count="1391"/>
  </office:meta>
</office:document-meta>
</file>